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5149" officeooo:paragraph-rsid="001b5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mowa o prace na dzien 04.04.2025 r.</text:p>
      <text:p text:style-name="P1"/>
      <text:p text:style-name="P1">Stawka miesieczna umowy wynosi 20000 PLN.</text:p>
      <text:p text:style-name="P1"/>
      <text:p text:style-name="P1">Okres wypowiedzenia to 10 miesiecy.</text:p>
      <text:p text:style-name="P1"/>
      <text:p text:style-name="P1">Pracownik musi:</text:p>
      <text:p text:style-name="P1">-sprzatac podlogi</text:p>
      <text:p text:style-name="P1">-czyscic toalety</text:p>
      <text:p text:style-name="P1">-ukladac pustaki</text:p>
      <text:p text:style-name="P1">-malowac sciany</text:p>
      <text:p text:style-name="P1">-karmic psa oraz kota</text:p>
      <text:p text:style-name="P1"/>
      <text:p text:style-name="P1">Adres firmy MARIUSZPOL:</text:p>
      <text:p text:style-name="P1">ul. Slowackiego 32</text:p>
      <text:p text:style-name="P1">34-100 Wadowic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7:20:15.200540145</meta:creation-date>
    <dc:date>2025-11-22T17:23:21.705886587</dc:date>
    <meta:editing-duration>PT3M7S</meta:editing-duration>
    <meta:editing-cycles>1</meta:editing-cycles>
    <meta:document-statistic meta:table-count="0" meta:image-count="0" meta:object-count="0" meta:page-count="1" meta:paragraph-count="12" meta:word-count="40" meta:character-count="268" meta:non-whitespace-character-count="240"/>
    <meta:generator>LibreOffice/25.8.2.2$Linux_X86_64 LibreOffice_project/580$Build-2</meta:generator>
  </office:meta>
</office:document-meta>
</file>